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 Black" fo:font-size="16pt" officeooo:rsid="0012c72c" officeooo:paragraph-rsid="0012c72c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Arial Black" fo:font-size="16pt" officeooo:rsid="0014bc9e" officeooo:paragraph-rsid="0014bc9e" style:font-size-asian="14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Arial Black" fo:font-size="16pt" officeooo:rsid="00138189" officeooo:paragraph-rsid="00138189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Arial Black" fo:font-size="16pt" officeooo:rsid="0014bc9e" officeooo:paragraph-rsid="0014bc9e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Arial Black" fo:font-size="14pt" officeooo:rsid="00138189" officeooo:paragraph-rsid="00138189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 officeooo:rsid="0012c72c" officeooo:paragraph-rsid="0012c72c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Arial" fo:font-size="14pt" officeooo:rsid="00138189" officeooo:paragraph-rsid="00138189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Arial" fo:font-size="14pt" officeooo:rsid="0014bc9e" officeooo:paragraph-rsid="0014bc9e" style:font-size-asian="12.25pt" style:font-size-complex="14pt"/>
    </style:style>
    <style:style style:name="T1" style:family="text">
      <style:text-properties officeooo:rsid="001381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alidatefront</text:p>
      <text:p text:style-name="P1"/>
      <text:p text:style-name="P6"><text:span text:style-name="T1">This project</text:span> integrate services for FBI api, Report api Graph Creation for reports autosearching implement for country,city. </text:p>
      <text:p text:style-name="P6"/>
      <text:p text:style-name="P5">POC-HighCharts</text:p>
      <text:p text:style-name="P7">This project converting on angularjs formate some graph integrate is area charts.</text:p>
      <text:p text:style-name="P7"/>
      <text:p text:style-name="P3">Autoscity</text:p>
      <text:p text:style-name="P7">This project integrate services for login,insert product view product etc.</text:p>
      <text:p text:style-name="P7"/>
      <text:p text:style-name="P3">Demoavra</text:p>
      <text:p text:style-name="P7">This project integrate services for login,and get information. And create api on php.</text:p>
      <text:p text:style-name="P7"/>
      <text:p text:style-name="P2">Collapsible Force Layout</text:p>
      <text:p text:style-name="P8">This project create callapsible graph using angularjs directive. Using D3 libaray.</text:p>
      <text:p text:style-name="P8"/>
      <text:p text:style-name="P4">Google Maps D3</text:p>
      <text:p text:style-name="P8">This project create Google Maps using angularjs directive. Using D3 libaray.and google ap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5T19:18:42.751004975</meta:creation-date>
    <meta:generator>LibreOffice/4.2.8.2$Linux_X86_64 LibreOffice_project/420m0$Build-2</meta:generator>
    <dc:date>2016-03-15T19:48:02.795424936</dc:date>
    <meta:editing-duration>PT2M56S</meta:editing-duration>
    <meta:editing-cycles>2</meta:editing-cycles>
    <meta:document-statistic meta:table-count="0" meta:image-count="0" meta:object-count="0" meta:page-count="1" meta:paragraph-count="12" meta:word-count="86" meta:character-count="620" meta:non-whitespace-character-count="545"/>
  </office:meta>
</office:document-meta>
</file>